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8000" fo:wrap-option="wrap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table:style-name="ce2" office:value-type="string" calcext:value-type="string">
            <text:p>Dtoの作成（PHP）</text:p>
          </table:table-cell>
          <table:table-cell table:style-name="ce3" office:value-type="string" calcext:value-type="string">
            <text:p>完</text:p>
          </table:table-cell>
        </table:table-row>
        <table:table-row table:style-name="ro1">
          <table:table-cell/>
          <table:table-cell office:value-type="string" calcext:value-type="string">
            <text:p>Commonの模写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</table:table-row>
        <table:table-row table:style-name="ro2">
          <table:table-cell/>
          <table:table-cell office:value-type="string" calcext:value-type="string">
            <text:p>API簡易モック作成（PHP）</text:p>
            <text:p>⇒※Json直書き返却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Eelのモック作成（Python,Vue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Eelのローカル内で保存できる関数作成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elからリクエストを受け取って投稿できる機能作成（PHP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00/00/00</text:date>, <text:time style:data-style-name="N2" text:time-value="21:48:35.86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8-17T00:21:39.441000000</dc:date>
    <meta:editing-duration>PT3H49M25S</meta:editing-duration>
    <meta:editing-cycles>9</meta:editing-cycles>
    <meta:generator>LibreOffice/7.1.0.3$Windows_X86_64 LibreOffice_project/f6099ecf3d29644b5008cc8f48f42f4a40986e4c</meta:generator>
    <meta:document-statistic meta:table-count="1" meta:cell-count="26" meta:object-count="0"/>
  </office:meta>
</office:document-meta>
</file>